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DejaVu Sans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76e86" officeooo:paragraph-rsid="00076e86" style:font-name-complex="Khmer OS"/>
    </style:style>
    <style:style style:name="P2" style:family="paragraph" style:parent-style-name="Standard">
      <style:text-properties style:font-name="Khmer OS" officeooo:rsid="00076e86" officeooo:paragraph-rsid="000b720c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076e86" officeooo:paragraph-rsid="00076e86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76e86" officeooo:paragraph-rsid="000d6661" style:font-name-complex="Khmer OS"/>
    </style:style>
    <style:style style:name="P5" style:family="paragraph" style:parent-style-name="Standard">
      <style:paragraph-properties fo:text-align="center" style:justify-single-word="false"/>
      <style:text-properties style:font-name="Khmer OS" fo:font-size="20pt" fo:font-weight="bold" officeooo:rsid="00076e86" officeooo:paragraph-rsid="000d6661" style:font-weight-asian="bold" style:font-name-complex="Khmer OS" style:font-weight-complex="bold"/>
    </style:style>
    <style:style style:name="P6" style:family="paragraph" style:parent-style-name="Standard">
      <style:text-properties style:font-name="Hack" officeooo:rsid="00076e86" officeooo:paragraph-rsid="000b720c" style:font-name-complex="Khmer OS"/>
    </style:style>
    <style:style style:name="P7" style:family="paragraph" style:parent-style-name="Standard">
      <style:text-properties style:font-name="Hack" officeooo:rsid="00076e86" officeooo:paragraph-rsid="000f4faf" style:font-name-complex="Khmer OS"/>
    </style:style>
    <style:style style:name="P8" style:family="paragraph" style:parent-style-name="Standard">
      <style:text-properties style:font-name="Hack" officeooo:rsid="00076e86" officeooo:paragraph-rsid="001d2a7f" style:font-name-complex="Khmer OS"/>
    </style:style>
    <style:style style:name="P9" style:family="paragraph" style:parent-style-name="Standard">
      <style:text-properties style:font-name="Khmer OS" officeooo:rsid="00076e86" officeooo:paragraph-rsid="001d2a7f" style:font-name-complex="Khmer OS"/>
    </style:style>
    <style:style style:name="P10" style:family="paragraph">
      <style:paragraph-properties fo:text-align="center" style:writing-mode="lr-tb"/>
      <style:text-properties style:font-name="Khmer OS" fo:font-size="20pt" style:font-name-complex="Khmer OS"/>
    </style:style>
    <style:style style:name="P11" style:family="paragraph">
      <loext:graphic-properties draw:fill-color="#ffffff"/>
      <style:paragraph-properties fo:text-align="center" style:writing-mode="lr-tb"/>
      <style:text-properties style:font-name="Khmer OS" fo:font-size="20pt" style:font-name-complex="Khmer OS"/>
    </style:style>
    <style:style style:name="T1" style:family="text">
      <style:text-properties style:font-name="Hack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0pt" fo:font-weight="bold" officeooo:rsid="000d6661" style:font-weight-asian="bold" style:font-weight-complex="bold"/>
    </style:style>
    <style:style style:name="T5" style:family="text">
      <style:text-properties fo:color="#ffffff" loext:opacity="100%" fo:background-color="#18a303" loext:char-shading-value="0"/>
    </style:style>
    <style:style style:name="T6" style:family="text">
      <style:text-properties fo:color="#ffffff" loext:opacity="100%" style:font-name="Khmer OS" fo:font-weight="normal" fo:background-color="#18a303" loext:char-shading-value="0" style:font-weight-asian="normal" style:font-weight-complex="normal"/>
    </style:style>
    <style:style style:name="T7" style:family="text">
      <style:text-properties fo:color="#ffffff" loext:opacity="100%" style:font-name="Khmer OS" fo:font-weight="normal" officeooo:rsid="001956dd" fo:background-color="#18a303" loext:char-shading-value="0" style:font-weight-asian="normal" style:font-weight-complex="normal"/>
    </style:style>
    <style:style style:name="T8" style:family="text">
      <style:text-properties fo:color="#ffffff" loext:opacity="100%" style:font-name="Khmer OS" fo:font-weight="normal" officeooo:rsid="001d2a7f" fo:background-color="#18a303" loext:char-shading-value="0" style:font-weight-asian="normal" style:font-weight-complex="normal"/>
    </style:style>
    <style:style style:name="T9" style:family="text">
      <style:text-properties style:font-name="Khmer OS" fo:font-weight="bold" style:font-weight-asian="bold" style:font-weight-complex="bold"/>
    </style:style>
    <style:style style:name="T10" style:family="text">
      <style:text-properties style:font-name="Khmer OS" fo:font-weight="bold" officeooo:rsid="0010e5d9" style:font-weight-asian="bold" style:font-weight-complex="bold"/>
    </style:style>
    <style:style style:name="T11" style:family="text">
      <style:text-properties style:font-name="Khmer OS" fo:font-weight="bold" officeooo:rsid="0013cd27" style:font-weight-asian="bold" style:font-weight-complex="bold"/>
    </style:style>
    <style:style style:name="T12" style:family="text">
      <style:text-properties style:font-name="Khmer OS" fo:font-weight="normal" officeooo:rsid="0013cd27" style:font-weight-asian="normal" style:font-weight-complex="normal"/>
    </style:style>
    <style:style style:name="T13" style:family="text">
      <style:text-properties officeooo:rsid="00166023"/>
    </style:style>
    <style:style style:name="T14" style:family="text">
      <style:text-properties fo:color="#000000" loext:opacity="100%" style:font-name="Khmer OS" fo:font-weight="normal" fo:background-color="transparent" loext:char-shading-value="0" style:font-weight-asian="normal" style:font-weight-complex="normal"/>
    </style:style>
    <style:style style:name="T15" style:family="text">
      <style:text-properties fo:color="#000000" loext:opacity="100%" style:font-name="Khmer OS" fo:font-weight="normal" officeooo:rsid="001b9681" fo:background-color="transparent" loext:char-shading-value="0" style:font-weight-asian="normal" style:font-weight-complex="normal"/>
    </style:style>
    <style:style style:name="T16" style:family="text">
      <style:text-properties fo:color="#000000" loext:opacity="100%" style:font-name="Khmer OS" fo:font-weight="normal" officeooo:rsid="001d2a7f" fo:background-color="transparent" loext:char-shading-value="0" style:font-weight-asian="normal" style:font-weight-complex="normal"/>
    </style:style>
    <style:style style:name="T17" style:family="text">
      <style:text-properties fo:color="#000000" loext:opacity="100%" style:font-name="Khmer OS" fo:font-weight="normal" fo:background-color="transparent" loext:char-shading-value="0" style:font-weight-asian="normal" style:font-weight-complex="normal"/>
    </style:style>
    <style:style style:name="T18" style:family="text">
      <style:text-properties fo:color="#000000" loext:opacity="100%" style:font-name="Khmer OS" fo:font-weight="normal" officeooo:rsid="001d6b5f" fo:background-color="transparent" loext:char-shading-value="0" style:font-weight-asian="normal" style:font-weight-complex="normal"/>
    </style:style>
    <style:style style:name="T19" style:family="text">
      <style:text-properties fo:color="#000000" loext:opacity="100%" style:font-name="Khmer OS" fo:font-weight="bold" fo:background-color="transparent" loext:char-shading-value="0" style:font-weight-asian="bold" style:font-weight-complex="bold"/>
    </style:style>
    <style:style style:name="T20" style:family="text">
      <style:text-properties fo:color="#000000" loext:opacity="100%" style:font-name="Khmer OS" style:text-underline-style="solid" style:text-underline-width="auto" style:text-underline-color="font-color" fo:font-weight="normal" officeooo:rsid="001d2a7f" fo:background-color="transparent" loext:char-shading-value="0" style:font-weight-asian="normal" style:font-weight-complex="normal"/>
    </style:style>
    <style:style style:name="T21" style:family="text">
      <style:text-properties fo:color="#000000" loext:opacity="100%" style:font-name="Khmer OS" style:text-underline-style="solid" style:text-underline-width="auto" style:text-underline-color="font-color" fo:font-weight="bold" officeooo:rsid="001d2a7f" fo:background-color="transparent" loext:char-shading-value="0" style:font-weight-asian="bold" style:font-weight-complex="bold"/>
    </style:style>
    <style:style style:name="T22" style:family="text">
      <style:text-properties fo:color="#000000" loext:opacity="100%" style:font-name="Khmer OS" fo:font-size="14pt" style:text-underline-style="solid" style:text-underline-width="auto" style:text-underline-color="font-color" fo:font-weight="bold" officeooo:rsid="001d2a7f" fo:background-color="transparent" loext:char-shading-value="0" style:font-weight-asian="bold" style:font-weight-complex="bold"/>
    </style:style>
    <style:style style:name="T23" style:family="text">
      <style:text-properties officeooo:rsid="001d2a7f"/>
    </style:style>
    <style:style style:name="T24" style:family="text">
      <style:text-properties officeooo:rsid="001d6b5f"/>
    </style:style>
    <style:style style:name="T25" style:family="text">
      <style:text-properties style:font-name="Khmer OS" fo:font-size="20pt" fo:font-weight="bold" style:font-name-complex="Khmer OS" style:font-weight-complex="bold"/>
    </style:style>
    <style:style style:name="T26" style:family="text">
      <style:text-properties style:font-name="Khmer OS" fo:font-size="20pt" style:font-name-complex="Khmer OS"/>
    </style:style>
    <style:style style:name="gr1" style:family="graphic">
      <style:graphic-properties draw:stroke="solid" draw:stroke-dash="Line_20_with_20_Fine_20_Dots" svg:stroke-width="0.0201in" draw:marker-start-width="0.1689in" draw:marker-end-width="0.1689in" draw:fill-color="#ffffff" draw:textarea-horizontal-align="justify" draw:textarea-vertical-align="middle" draw:auto-grow-height="false" fo:min-height="0.9035in" fo:min-width="6.8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11" svg:width="6.8606in" svg:height="0.9039in" svg:x="0.1244in" svg:y="0.5839in"><text:p text:style-name="P10"><text:span text:style-name="T25">Chapter6:</text:span><text:span text:style-name="T26"> </text:span><text:span text:style-name="T25">Template and Exception Handling</text:span></text:p><draw:enhanced-geometry svg:viewBox="0 0 21600 21600" draw:type="rectangle" draw:enhanced-path="M 0 0 L 21600 0 21600 21600 0 21600 0 0 Z N"/></draw:custom-shape><text:span text:style-name="T5">Date 15/Jun/21</text:span><text:line-break/></text:p>
      <text:p text:style-name="P5"/>
      <text:p text:style-name="P4"><text:span text:style-name="T4"><text:line-break/></text:span><text:span text:style-name="T3">I- Templates:</text:span></text:p>
      <text:p text:style-name="P3"><text:tab/>ការសិក្សាបង្កើតពុម្ភគំរូ សំរាប់ដោះស្រាយបញ្ហាដែលមានលក្ខណះប្រហាក់<text:tab/>ប្រហែលគ្នា។ ហើយមានពីរប្រភេទគឺ: Function Templates និង <text:span text:style-name="T13">C</text:span>lass Templates:<text:line-break/><text:line-break/><text:span text:style-name="T3">1- Function Templates:</text:span></text:p>
      <text:p text:style-name="P1"><text:tab/>ការបង្កើតនូវ Function ជំនួសអោយគ្រួសារនៃ Function ទាំងឡាយដែលមានលក្ខណះ<text:tab/>ប្រហាក់ប្រហែលគ្នា។ ហើយ Function យ៉ាងតិចត្រូវមាន Parameter ដែលមានប្រភេទ<text:tab/>ជា Data Typeទូទៅ។<text:line-break/><text:tab/><text:span text:style-name="T2">* Syntax នៃការបង្កើត Function Templates:</text:span></text:p>
      <text:p text:style-name="P2"><text:tab/><text:span text:style-name="T1">template&lt;class dataType1, class dataType2, ………...&gt;<text:line-break/><text:tab/></text:span></text:p>
      <text:p text:style-name="P6"><text:tab/>returnType name(parameters){</text:p>
      <text:p text:style-name="P7"><text:tab/><text:tab/>………</text:p>
      <text:p text:style-name="P7"><text:tab/><text:tab/>………</text:p>
      <text:p text:style-name="P8"><text:tab/>}<text:line-break/><text:tab/><text:line-break/><text:tab/><text:span text:style-name="T9">* </text:span><text:span text:style-name="T10">សំគាល់:<text:line-break/><text:tab/></text:span><text:span text:style-name="T12">+ dataType1, dataType2, …………….,: ជា dataType ទូទៅ<text:line-break/><text:tab/>+ parameters: យ៉ាងតិចក៏មាន parameter មួយដែលមានប្រភេទ data Type ទូទៅ។<text:line-break/><text:tab/><text:line-break/><text:tab/></text:span><text:span text:style-name="T11">Ex1</text:span><text:span text:style-name="T12">: បង្កើត Function template សំរាប់ swap រវាងពីរ variables ឬពីរ Objects។<text:line-break/><text:line-break/></text:span><text:span text:style-name="T6">Date 1</text:span><text:span text:style-name="T7">7</text:span><text:span text:style-name="T6">/Jun/21<text:line-break/><text:line-break/></text:span><text:soft-page-break/><text:span text:style-name="T14"><text:tab/>- </text:span><text:span text:style-name="T15">do exercise template 2<text:line-break/> </text:span><text:span text:style-name="T6">Date </text:span><text:span text:style-name="T8">22</text:span><text:span text:style-name="T6">/Jun/21<text:line-break/></text:span><text:span text:style-name="T22">+ class template:</text:span><text:span text:style-name="T16"><text:line-break/><text:tab/></text:span><text:span text:style-name="T17"><text:line-break/><text:tab/></text:span><text:span text:style-name="T19">* Syntax នៃការបង្កើត Function Templates:</text:span></text:p>
      <text:p text:style-name="P9"><text:tab/><text:span text:style-name="T1">template&lt;class dataType1, class dataType2, ………...&gt;<text:line-break/><text:tab/></text:span></text:p>
      <text:p text:style-name="P8"><text:tab/><text:span text:style-name="T23">class</text:span> <text:span text:style-name="T23">ClassNam</text:span><text:span text:style-name="T24">e</text:span>{</text:p>
      <text:p text:style-name="P8"/>
      <text:p text:style-name="P8"><text:tab/><text:tab/><text:span text:style-name="T23">private:</text:span></text:p>
      <text:p text:style-name="P8"><text:tab/><text:tab/><text:tab/><text:span text:style-name="T23">data member;</text:span></text:p>
      <text:p text:style-name="P8"><text:tab/><text:tab/><text:tab/>……………………………<text:line-break/><text:tab/><text:tab/><text:span text:style-name="T23">public:</text:span></text:p>
      <text:p text:style-name="P8"><text:tab/><text:tab/><text:tab/><text:span text:style-name="T23">function members;</text:span></text:p>
      <text:p text:style-name="P8"><text:tab/><text:tab/><text:tab/>……………………………</text:p>
      <text:p text:style-name="P8"><text:span text:style-name="T16"><text:tab/>};</text:span></text:p>
      <text:p text:style-name="P8"><text:span text:style-name="T16"><text:tab/></text:span><text:span text:style-name="T18">ដែល data1, data2, …………………. : ហៅថា data Type ទូទៅ</text:span></text:p>
      <text:p text:style-name="P8"><text:span text:style-name="T18"><text:tab/>Ex: បង្កើត class template មួយដូចខាងក្រោម:<text:line-break/><text:tab/>…………………………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DejaVu Sans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1" style:font-size-asian="12pt" style:language-asian="zh" style:country-asian="CN" style:font-name-complex="DejaVu Sans1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1" style:font-size-asian="12pt" style:language-asian="zh" style:country-asian="CN" style:font-name-complex="DejaVu Sans1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2T07:53:46.186164619</dc:date>
    <meta:editing-duration>PT1H46M4S</meta:editing-duration>
    <meta:editing-cycles>18</meta:editing-cycles>
    <meta:generator>LibreOffice/7.1.4.2$Linux_X86_64 LibreOffice_project/10$Build-2</meta:generator>
    <meta:document-statistic meta:table-count="0" meta:image-count="0" meta:object-count="0" meta:page-count="2" meta:paragraph-count="19" meta:word-count="163" meta:character-count="954" meta:non-whitespace-character-count="799"/>
  </office:meta>
</office:document-meta>
</file>